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579d1c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7" style:family="graphic" style:parent-style-name="standard">
      <style:graphic-properties svg:stroke-color="#2c001e" draw:fill="solid" draw:fill-color="#c5000b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1cm" svg:height="1.4cm" svg:x="1.8cm" svg:y="4.9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6cm" svg:height="2.4cm" svg:x="3.7cm" svg:y="1.3cm">
          <text:p text:style-name="P1"><text:span text:style-name="T2">Wysłanie danych</text:span><text:span text:style-name="T2"><text:line-break/></text:span><text:span text:style-name="T2">aktywacyjny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.85cm" svg:y1="4.9cm" svg:x2="3.7cm" svg:y2="2.5cm" draw:start-shape="id1" draw:start-glue-point="4" draw:end-shape="id2" draw:end-glue-point="6" svg:d="M2850 4900l850-2400" svg:viewBox="0 0 851 2401">
          <text:p/>
        </draw:connector>
        <draw:custom-shape draw:style-name="gr2" draw:text-style-name="P3" xml:id="id3" draw:id="id3" draw:layer="layout" svg:width="5.9cm" svg:height="2.4cm" svg:x="12.6cm" svg:y="1.2cm">
          <text:p text:style-name="P1"><text:span text:style-name="T2">Odebranie odpowiedz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9.7cm" svg:y1="2.5cm" svg:x2="12.6cm" svg:y2="2.4cm" draw:start-shape="id2" draw:start-glue-point="10" draw:end-shape="id3" draw:end-glue-point="6" svg:d="M9700 2500l2900-100" svg:viewBox="0 0 2901 101">
          <text:p text:style-name="P1"><text:span text:style-name="T3">Dostępna</text:span><text:span text:style-name="T3"><text:line-break/></text:span><text:span text:style-name="T3">odpowiedź</text:span></text:p>
        </draw:connector>
        <draw:custom-shape draw:style-name="gr1" draw:text-style-name="P3" xml:id="id4" draw:id="id4" draw:layer="layout" svg:width="5.8cm" svg:height="2.6cm" svg:x="21.5cm" svg:y="1.1cm">
          <text:p text:style-name="P1"><text:span text:style-name="T2">Poprawne działanie,</text:span></text:p>
          <text:p text:style-name="P1"><text:span text:style-name="T2">zwiększenie liczni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8.5cm" svg:y1="2.4cm" svg:x2="21.5cm" svg:y2="2.4cm" draw:start-shape="id3" draw:start-glue-point="10" draw:end-shape="id4" draw:end-glue-point="6" svg:d="M18500 2400h3000" svg:viewBox="0 0 3001 1">
          <text:p text:style-name="P1"><text:span text:style-name="T3">Poprawna</text:span><text:span text:style-name="T3"><text:line-break/></text:span><text:span text:style-name="T3">odpowiedź</text:span></text:p>
        </draw:connector>
        <draw:custom-shape draw:style-name="gr6" draw:text-style-name="P3" xml:id="id5" draw:id="id5" draw:layer="layout" svg:width="5.4cm" svg:height="2.3cm" svg:x="21.7cm" svg:y="7cm">
          <text:p text:style-name="P1"><text:span text:style-name="T2">Wysłanie dany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4.4cm" svg:y1="3.7cm" svg:x2="24.4cm" svg:y2="7cm" draw:start-shape="id4" draw:start-glue-point="8" draw:end-shape="id5" draw:end-glue-point="4" svg:d="M24400 3700v3300" svg:viewBox="0 0 1 3301">
          <text:p text:style-name="P1"><text:span text:style-name="T3">Co 1 sekundę</text:span></text:p>
        </draw:connector>
        <draw:connector draw:style-name="gr4" draw:text-style-name="P4" draw:layer="layout" draw:type="curve" draw:line-skew="0.736cm" svg:x1="8.822cm" svg:y1="3.349cm" svg:x2="4.578cm" svg:y2="3.349cm" draw:start-shape="id2" draw:start-glue-point="9" draw:end-shape="id2" draw:end-glue-point="7" svg:d="M8822 3349c0 2383-4244 2383-4244 0" svg:viewBox="0 0 4245 1788">
          <text:p text:style-name="P1"><text:span text:style-name="T3">Oczekiwanie</text:span><text:span text:style-name="T3"><text:line-break/></text:span><text:span text:style-name="T3">przez 1 sekundę</text:span></text:p>
        </draw:connector>
        <draw:connector draw:style-name="gr4" draw:text-style-name="P4" draw:layer="layout" draw:type="curve" svg:x1="13.464cm" svg:y1="3.249cm" svg:x2="8.822cm" svg:y2="3.349cm" draw:start-shape="id3" draw:start-glue-point="7" draw:end-shape="id2" draw:end-glue-point="9" svg:d="M13464 3249c0 1429-4642 1379-4642 100" svg:viewBox="0 0 4643 1067">
          <text:p text:style-name="P1"><text:span text:style-name="T3">Niepoprawna</text:span><text:span text:style-name="T3"><text:line-break/></text:span><text:span text:style-name="T3">odpowiedź</text:span></text:p>
        </draw:connector>
        <draw:custom-shape draw:style-name="gr7" draw:text-style-name="P3" xml:id="id6" draw:id="id6" draw:layer="layout" svg:width="3.1cm" svg:height="2.2cm" svg:x="15.1cm" svg:y="6.9cm">
          <text:p text:style-name="P1"><text:span text:style-name="T2">Tryb</text:span><text:span text:style-name="T2"><text:line-break/></text:span><text:span text:style-name="T2">ST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22.349cm" svg:y1="3.32cm" svg:x2="17.746cm" svg:y2="7.222cm" draw:start-shape="id4" draw:start-glue-point="7" draw:end-shape="id6" draw:end-glue-point="11" svg:d="M22349 3320l-4603 3902" svg:viewBox="0 0 4604 3903">
          <text:p text:style-name="P1"><text:span text:style-name="T3">Naciśnięcie przycisku „STOP”</text:span></text:p>
        </draw:connector>
        <draw:custom-shape draw:style-name="gr2" draw:text-style-name="P3" xml:id="id7" draw:id="id7" draw:layer="layout" svg:width="4.5cm" svg:height="2.3cm" svg:x="6.1cm" svg:y="6.9cm">
          <text:p text:style-name="P1"><text:span text:style-name="T2">Wysłanie</text:span></text:p>
          <text:p text:style-name="P1"><text:span text:style-name="T2">sygnału „STOP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5.1cm" svg:y1="8cm" svg:x2="10.6cm" svg:y2="8.05cm" draw:start-shape="id6" draw:start-glue-point="6" draw:end-shape="id7" draw:end-glue-point="10" svg:d="M15100 8000l-4500 50" svg:viewBox="0 0 4501 51">
          <text:p text:style-name="P1"><text:span text:style-name="T3">Co 0.5 sekundy</text:span></text:p>
          <text:p text:style-name="P1"><text:span text:style-name="T3"/></text:p>
        </draw:connector>
        <draw:connector draw:style-name="gr3" draw:text-style-name="P1" draw:layer="layout" draw:type="curve" svg:x1="9.941cm" svg:y1="7.236cm" svg:x2="15.554cm" svg:y2="7.222cm" draw:start-shape="id7" draw:start-glue-point="11" draw:end-shape="id6" draw:end-glue-point="5" svg:d="M9941 7236c0-1255 5613-1248 5613-14" svg:viewBox="0 0 5614 941">
          <text:p/>
        </draw:connector>
        <draw:connector draw:style-name="gr3" draw:text-style-name="P1" draw:layer="layout" draw:type="curve" svg:x1="26.31cm" svg:y1="7.336cm" svg:x2="26.451cm" svg:y2="3.32cm" draw:start-shape="id5" draw:start-glue-point="11" draw:end-shape="id4" draw:end-glue-point="9" svg:d="M26310 7336c0-2977 141-970 141-4016" svg:viewBox="0 0 142 40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otr Banaszkiewicz</meta:initial-creator>
    <meta:creation-date>2015-11-18T11:23:57.328150166</meta:creation-date>
    <dc:date>2015-11-18T12:08:19.145439690</dc:date>
    <dc:creator>Piotr Banaszkiewicz</dc:creator>
    <meta:editing-duration>PT12M59S</meta:editing-duration>
    <meta:editing-cycles>5</meta:editing-cycles>
    <meta:generator>LibreOffice/4.2.8.2$Linux_X86_64 LibreOffice_project/420m0$Build-2</meta:generator>
    <meta:document-statistic meta:object-count="17"/>
  </office:meta>
</office:document-meta>
</file>